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b4a" officeooo:paragraph-rsid="001eeb4a"/>
    </style:style>
    <style:style style:name="P2" style:family="paragraph" style:parent-style-name="Standard">
      <style:text-properties officeooo:rsid="001f004c" officeooo:paragraph-rsid="001f004c"/>
    </style:style>
    <style:style style:name="T1" style:family="text">
      <style:text-properties officeooo:rsid="00208e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 DISTINCT se usa para devolver únicamente valores diferentes.</text:p>
      <text:p text:style-name="P1"/>
      <text:p text:style-name="P1">Por ejemplo:<text:line-break/><text:line-break/>Selecciona todos los países diferentes de la tabla Customers:</text:p>
      <text:p text:style-name="P1"/>
      <text:p text:style-name="P1">SELECT DISTINCT Country FROM Customers;</text:p>
      <text:p text:style-name="P1"/>
      <text:p text:style-name="P1"/>
      <text:p text:style-name="P2">A veces solo queremos los valores que son diferentes, y en las tablas puede haber valores duplicados.</text:p>
      <text:p text:style-name="P2"/>
      <text:p text:style-name="P2"/>
      <text:p text:style-name="P2">COUNT DISTINCT <text:line-break/></text:p>
      <text:p text:style-name="P2">Si usamos la palabra clave DISTINCT en una funcion COUNT, podemos devolver el numero de paises diferentes que hay:</text:p>
      <text:p text:style-name="P2"/>
      <text:p text:style-name="P2">SELECT COUNT(DISTINCT Country) FROM Customers;</text:p>
      <text:p text:style-name="Standard"/>
      <text:p text:style-name="Standard">(Nota: esto no funciona en Access. Versión alternativa:)<text:line-break/>SELECT Count(*) AS DistinctCountries<text:line-break/>FROM (SELECT DISTINCT Country FROM Customers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2:41:14.802000000</meta:creation-date>
    <dc:date>2024-02-22T12:44:39.772000000</dc:date>
    <meta:editing-duration>PT3M22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86" meta:character-count="598" meta:non-whitespace-character-count="517"/>
  </office:meta>
</office:document-meta>
</file>